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
      <style:text-properties officeooo:rsid="0013c5d7" officeooo:paragraph-rsid="0013c5d7"/>
    </style:style>
    <style:style style:name="P2" style:family="paragraph" style:parent-style-name="Text_20_body">
      <style:text-properties officeooo:rsid="0013c5d7" officeooo:paragraph-rsid="0013c5d7"/>
    </style:style>
    <style:style style:name="P3" style:family="paragraph" style:parent-style-name="Text_20_body">
      <style:text-properties officeooo:rsid="00153404" officeooo:paragraph-rsid="00153404"/>
    </style:style>
    <style:style style:name="P4" style:family="paragraph" style:parent-style-name="Text_20_body" style:list-style-name="L25">
      <style:text-properties officeooo:rsid="00153404" officeooo:paragraph-rsid="00153404"/>
    </style:style>
    <style:style style:name="P5" style:family="paragraph" style:parent-style-name="Text_20_body" style:list-style-name="L26">
      <style:text-properties officeooo:rsid="00153404" officeooo:paragraph-rsid="00153404"/>
    </style:style>
    <style:style style:name="P6" style:family="paragraph" style:parent-style-name="Text_20_body">
      <style:text-properties officeooo:rsid="0015c65d" officeooo:paragraph-rsid="0015c65d"/>
    </style:style>
    <style:style style:name="P7" style:family="paragraph" style:parent-style-name="Header">
      <style:paragraph-properties fo:text-align="center" style:justify-single-word="false"/>
      <style:text-properties fo:font-size="16pt" fo:font-weight="bold" officeooo:rsid="0013c5d7" officeooo:paragraph-rsid="0013c5d7" style:font-size-asian="16pt" style:font-weight-asian="bold" style:font-size-complex="16pt" style:font-weight-complex="bold"/>
    </style:style>
    <style:style style:name="T1" style:family="text">
      <style:text-properties officeooo:rsid="0015c65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cional</text:p>
      <text:p text:style-name="P2">Existe uma prática no mercado exercida por fraudadores que consiste em comprar um serviço com relativamente poucos recursos, e, depois de aprovada essa compra, aumentar de forma brutal os recursos disponíveis para ele – nesse caso, essa solicitação não passa mais por nenhuma aprovação nem por qualquer filtro de fraude.</text:p>
      <text:p text:style-name="P2">A ideia é que quando esse tipo de comportamento for detectado, a conta do cliente seja bloqueada até que uma análise mais cautelosa seja feita, resultando na liberação da conta ou no cancelamento definitivo da mesma e eventualmente inclusão dos dados no Blacklist.</text:p>
      <text:p text:style-name="P1">Funcionamento</text:p>
      <text:p text:style-name="P3">Teremos um filtro para definir o publico alvo que será monitorado:</text:p>
      <text:list xml:id="list119830842952909106" text:style-name="L25">
        <text:list-item>
          <text:p text:style-name="P4">Métodos de pagamento</text:p>
        </text:list-item>
        <text:list-item>
          <text:p text:style-name="P4">Valor mínimo e máximo da compra inicial</text:p>
        </text:list-item>
        <text:list-item>
          <text:p text:style-name="P4">Idade da conta (dias)</text:p>
        </text:list-item>
        <text:list-item>
          <text:p text:style-name="P4">Primeiro pagamento efetuado</text:p>
        </text:list-item>
        <text:list-item>
          <text:p text:style-name="P4">Desprezar whitelist</text:p>
        </text:list-item>
      </text:list>
      <text:p text:style-name="P3">Os parâmetros para verificação dos recursos alocados para o cliente serão:</text:p>
      <text:list xml:id="list5440320313783257196" text:style-name="L26">
        <text:list-item>
          <text:p text:style-name="P5">% de incremento de memória</text:p>
        </text:list-item>
        <text:list-item>
          <text:p text:style-name="P5">% de incremento de CPU</text:p>
        </text:list-item>
        <text:list-item>
          <text:p text:style-name="P5">% de incremento de Disco</text:p>
        </text:list-item>
        <text:list-item>
          <text:p text:style-name="P5">% de incremento no valor da fatura em relação ao valor inicial</text:p>
        </text:list-item>
      </text:list>
      <text:p text:style-name="P3">Periodicamente em intervalo a ser definido – que deve da ordem de minutos – os clientes filtrados pelo critério configurado terão os recursos alocados em suas assinaturas verificados para ver se desde a última verificação houve incremento maior do que o percentual parametrizado – nesse caso, o sistema deve proceder com o bloqueio da conta, incluir um note na conta, enviar e-mail para o cliente <text:span text:style-name="T1">e para o time técnico, além de gerar um log para emissão de relatório.</text:span></text:p>
      <text:p text:style-name="P6">O desbloqueio deve ser feito por transação específica, para que o sistema tenha controle de que o desbloqueio foi por motivo de trava de consumo, e não por outro motivo qualquer. O destravamento tambem gera um note na conta do c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officeooo:rsid="0013c5d7" officeooo:paragraph-rsid="0013c5d7"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rava por consumo de recurs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4T21:52:22.247771479</meta:creation-date>
    <dc:date>2016-09-24T23:21:01.844623216</dc:date>
    <meta:editing-duration>PT12M5S</meta:editing-duration>
    <meta:editing-cycles>3</meta:editing-cycles>
    <meta:generator>LibreOffice/5.1.3.2$Linux_X86_64 LibreOffice_project/10m0$Build-2</meta:generator>
    <meta:document-statistic meta:table-count="0" meta:image-count="0" meta:object-count="0" meta:page-count="1" meta:paragraph-count="18" meta:word-count="293" meta:character-count="1745" meta:non-whitespace-character-count="1475"/>
  </office:meta>
</office:document-meta>
</file>